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8cm" fo:min-width="0cm"/>
    </style:style>
    <style:style style:name="gr3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fo:min-height="3.97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title">
      <style:graphic-properties draw:auto-grow-height="true" fo:min-height="3.506cm"/>
    </style:style>
    <style:style style:name="pr9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6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7" style:family="paragraph">
      <style:paragraph-properties fo:margin-left="0cm" fo:margin-right="0cm" fo:text-indent="0cm"/>
      <style:text-properties style:use-window-font-color="true" fo:font-family="Consolas" style:font-pitch="fixed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style:use-window-font-color="true" fo:font-family="Abscissa" style:font-pitch="variable" fo:font-size="20pt" style:font-size-asian="20pt" style:font-size-complex="20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  <style:text-properties style:use-window-font-color="true"/>
    </style:style>
    <style:style style:name="P12" style:family="paragraph"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rbel" style:font-family-generic="swiss" style:font-pitch="variabl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family="Consolas" style:font-pitch="fixed" fo:font-size="28pt" style:font-size-asian="28pt" style:font-size-complex="28pt"/>
    </style:style>
    <style:style style:name="T5" style:family="text">
      <style:text-properties style:use-window-font-color="true" fo:font-family="Abscissa" style:font-pitch="variable" fo:font-size="20pt" style:font-size-asian="20pt" style:font-size-complex="20pt"/>
    </style:style>
    <style:style style:name="T6" style:family="text">
      <style:text-properties style:use-window-font-color="true" fo:font-family="Consolas" style:font-pitch="fixed"/>
    </style:style>
    <style:style style:name="T7" style:family="text">
      <style:text-properties style:use-window-font-color="true" fo:font-family="Consolas" style:font-family-generic="swiss" style:font-pitch="variable"/>
    </style:style>
    <style:style style:name="T8" style:family="text">
      <style:text-properties style:use-window-font-color="true" fo:font-family="Abscissa" style:font-pitch="variable" fo:font-size="32pt" style:font-size-asian="32pt" style:font-size-complex="32pt"/>
    </style:style>
    <style:style style:name="T9" style:family="text">
      <style:text-properties style:use-window-font-color="tru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Creating</text:span><text:span text:style-name="T1"><text:line-break/></text:span><text:span text:style-name="T1">Content Provide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The ContentProvider Facade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You implement the API</text:span></text:p>
              </text:list-item>
              <text:list-item>
                <text:p text:style-name="P4"><text:span text:style-name="T2">You define the contract</text:span></text:p>
                <text:list>
                  <text:list-item>
                    <text:p text:style-name="P4"><text:span text:style-name="T2">Parameter semantics (e.g., WHERE clause)</text:span></text:p>
                  </text:list-item>
                  <text:list-item>
                    <text:p text:style-name="P4"><text:span text:style-name="T2">Require permissions</text:span></text:p>
                  </text:list-item>
                </text:list>
              </text:list-item>
              <text:list-item>
                <text:p text:style-name="P4"><text:span text:style-name="T2">Android handles the res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Stub ContentProvider</text:p>
          </draw:text-box>
        </draw:frame>
        <draw:frame presentation:style-name="pr5" draw:text-style-name="P6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reating the class</text:span></text:p>
              </text:list-item>
              <text:list-item>
                <text:p text:style-name="P4"><text:span text:style-name="T3">Choosing the authority and data type paths</text:span></text:p>
              </text:list-item>
            </text:list>
          </draw:text-box>
        </draw:frame>
        <draw:frame draw:style-name="gr2" draw:text-style-name="P7" draw:layer="layout" svg:width="15.132cm" svg:height="4.578cm" svg:x="6.223cm" svg:y="9.392cm">
          <draw:text-box>
            <text:p text:style-name="P4"><text:span text:style-name="T4">content://contacts/people/5</text:span></text:p>
          </draw:text-box>
        </draw:frame>
        <draw:g>
          <draw:line draw:style-name="gr3" draw:text-style-name="P8" draw:layer="layout" svg:x1="6.35cm" svg:y1="11.43cm" svg:x2="10.795cm" svg:y2="11.43cm">
            <text:p/>
          </draw:line>
          <draw:line draw:style-name="gr4" draw:text-style-name="P8" draw:layer="layout" svg:x1="6.35cm" svg:y1="10.795cm" svg:x2="6.35cm" svg:y2="11.43cm">
            <text:p/>
          </draw:line>
          <draw:line draw:style-name="gr4" draw:text-style-name="P8" draw:layer="layout" svg:x1="10.795cm" svg:y1="10.795cm" svg:x2="10.795cm" svg:y2="11.43cm">
            <text:p/>
          </draw:line>
        </draw:g>
        <draw:g>
          <draw:line draw:style-name="gr3" draw:text-style-name="P8" draw:layer="layout" svg:x1="12.065cm" svg:y1="11.43cm" svg:x2="15.875cm" svg:y2="11.43cm">
            <text:p/>
          </draw:line>
          <draw:line draw:style-name="gr4" draw:text-style-name="P8" draw:layer="layout" svg:x1="12.065cm" svg:y1="10.795cm" svg:x2="12.065cm" svg:y2="11.43cm">
            <text:p/>
          </draw:line>
          <draw:line draw:style-name="gr4" draw:text-style-name="P8" draw:layer="layout" svg:x1="15.875cm" svg:y1="10.795cm" svg:x2="15.875cm" svg:y2="11.43cm">
            <text:p/>
          </draw:line>
        </draw:g>
        <draw:g>
          <draw:line draw:style-name="gr3" draw:text-style-name="P8" draw:layer="layout" svg:x1="16.51cm" svg:y1="11.43cm" svg:x2="20.32cm" svg:y2="11.43cm">
            <text:p/>
          </draw:line>
          <draw:line draw:style-name="gr4" draw:text-style-name="P8" draw:layer="layout" svg:x1="16.51cm" svg:y1="10.795cm" svg:x2="16.51cm" svg:y2="11.43cm">
            <text:p/>
          </draw:line>
          <draw:line draw:style-name="gr4" draw:text-style-name="P8" draw:layer="layout" svg:x1="20.32cm" svg:y1="10.795cm" svg:x2="20.32cm" svg:y2="11.43cm">
            <text:p/>
          </draw:line>
        </draw:g>
        <draw:frame draw:style-name="gr5" draw:text-style-name="P9" draw:layer="layout" svg:width="3.271cm" svg:height="1.072cm" svg:x="7.165cm" svg:y="11.43cm">
          <draw:text-box>
            <text:p text:style-name="P4"><text:span text:style-name="T5">scheme</text:span></text:p>
          </draw:text-box>
        </draw:frame>
        <draw:frame draw:style-name="gr5" draw:text-style-name="P9" draw:layer="layout" svg:width="3.719cm" svg:height="1.072cm" svg:x="12.045cm" svg:y="11.43cm">
          <draw:text-box>
            <text:p text:style-name="P4"><text:span text:style-name="T5">authority</text:span></text:p>
          </draw:text-box>
        </draw:frame>
        <draw:frame draw:style-name="gr5" draw:text-style-name="P9" draw:layer="layout" svg:width="3.918cm" svg:height="1.072cm" svg:x="16.51cm" svg:y="11.43cm">
          <draw:text-box>
            <text:p text:style-name="P4"><text:span text:style-name="T5">data path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Stub ContentProvider</text:p>
          </draw:text-box>
        </draw:frame>
        <draw:frame presentation:style-name="pr6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hoosing the MIME Types</text:span></text:p>
                <text:list>
                  <text:list-item>
                    <text:p text:style-name="P4"><text:span text:style-name="T3">Minimum: one for collection, one for instance</text:span></text:p>
                  </text:list-item>
                  <text:list-item>
                    <text:p text:style-name="P4"><text:span text:style-name="T3">Other Scenarios</text:span></text:p>
                    <text:list>
                      <text:list-item>
                        <text:p text:style-name="P4"><text:span text:style-name="T3">Filesystem: MIME types by individual path</text:span></text:p>
                      </text:list-item>
                      <text:list-item>
                        <text:p text:style-name="P4"><text:span text:style-name="T3">Multiple data type paths: multiple collection/</text:span><text:span text:style-name="T3"><text:line-break/></text:span><text:span text:style-name="T3">instance pai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Implementation: Lifecycle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onCreate()</text:span></text:p>
                <text:list>
                  <text:list-item>
                    <text:p text:style-name="P4"><text:span text:style-name="T3">Useful for initializing database access, etc.</text:span></text:p>
                  </text:list-item>
                </text:list>
              </text:list-item>
              <text:list-item>
                <text:p text:style-name="P4"><text:span text:style-name="T3">NOTE: No Other Major Lifecycle Methods!</text:span></text:p>
                <text:list>
                  <text:list-item>
                    <text:p text:style-name="P4"><text:span text:style-name="T3">Notably, no </text:span><text:span text:style-name="T6">onDestro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Implementation: CRUD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query()</text:span></text:p>
              </text:list-item>
              <text:list-item>
                <text:p text:style-name="P4"><text:span text:style-name="T7">insert()</text:span></text:p>
              </text:list-item>
              <text:list-item>
                <text:p text:style-name="P4"><text:span text:style-name="T7">update()</text:span></text:p>
              </text:list-item>
              <text:list-item>
                <text:p text:style-name="P4"><text:span text:style-name="T7">delete()</text:span></text:p>
              </text:list-item>
              <text:list-item>
                <text:p text:style-name="P4"><text:span text:style-name="T3">Optional: </text:span><text:span text:style-name="T7">bulkInsert(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Implementation: getType()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Given a Uri, return the MIME type</text:span></text:p>
              </text:list-item>
              <text:list-item>
                <text:p text:style-name="P4"><text:span text:style-name="T3">Complexity driven by style of provider</text:span></text:p>
                <text:list>
                  <text:list-item>
                    <text:p text:style-name="P4"><text:span text:style-name="T3">Simple single table: small </text:span><text:span text:style-name="T6">if()</text:span><text:span text:style-name="T3"> test</text:span></text:p>
                  </text:list-item>
                  <text:list-item>
                    <text:p text:style-name="P4"><text:span text:style-name="T3">Multiple tables: more complex pattern-matching</text:span></text:p>
                  </text:list-item>
                  <text:list-item>
                    <text:p text:style-name="P4"><text:span text:style-name="T3">Filesystem: file extension lookups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Making the Provider Available</text:p>
          </draw:text-box>
        </draw:frame>
        <draw:frame presentation:style-name="pr6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Document the Content Uri</text:span></text:p>
              </text:list-item>
              <text:list-item>
                <text:p text:style-name="P4"><text:span text:style-name="T3">Document the Available Columns</text:span></text:p>
              </text:list-item>
              <text:list-item>
                <text:p text:style-name="P12"><text:span text:style-name="T8">Upd</text:span><text:span text:style-name="T9">ate t</text:span><text:span text:style-name="T3">he Manifest</text:span></text:p>
                <text:list>
                  <text:list-item>
                    <text:p text:style-name="P4"><text:span text:style-name="T6">&lt;provider&gt;</text:span><text:span text:style-name="T3"> element to register with</text:span><text:span text:style-name="T3"><text:line-break/></text:span><text:span text:style-name="T3">system</text:span></text:p>
                    <text:list>
                      <text:list-item>
                        <text:p text:style-name="P12"><text:span text:style-name="T3">Add </text:span><text:span text:style-name="T7">android:exported=“false”</text:span><text:span text:style-name="T3"> unless you</text:span><text:span text:style-name="T3"><text:line-break/></text:span><text:span text:style-name="T3">want it exposed to third parties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8" draw:layer="layout" svg:width="25.199cm" svg:height="3.506cm" svg:x="1.4cm" svg:y="0.837cm" presentation:class="title">
          <draw:text-box>
            <text:p>File System-Style API</text:p>
          </draw:text-box>
        </draw:frame>
        <draw:frame presentation:style-name="pr9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3">Uri maps to a file</text:span></text:p>
              </text:list-item>
              <text:list-item>
                <text:p text:style-name="P12"><text:span text:style-name="T6">getType()</text:span><text:span text:style-name="T3"> needs to return proper MIME type for actual file</text:span></text:p>
                <text:list>
                  <text:list-item>
                    <text:p text:style-name="P12"><text:span text:style-name="T3">Example: map by file extension</text:span></text:p>
                  </text:list-item>
                </text:list>
              </text:list-item>
              <text:list-item>
                <text:p text:style-name="P12"><text:span text:style-name="T6">openFile()</text:span><text:span text:style-name="T3"> for actual access to file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48:47</dc:date>
    <meta:printed-by>Mark Murphy</meta:printed-by>
    <meta:print-date>2011-08-18T18:48:45</meta:print-date>
    <dc:language>en-US</dc:language>
    <meta:editing-cycles>55</meta:editing-cycles>
    <meta:editing-duration>PT4H34M4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